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19707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812" calcext:value-type="float">
            <text:p>49.7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707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707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707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7912" calcext:value-type="float">
            <text:p>49.5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707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2776" calcext:value-type="float">
            <text:p>49.6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707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7096" calcext:value-type="float">
            <text:p>49.9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707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0248" calcext:value-type="float">
            <text:p>49.9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707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62" calcext:value-type="float">
            <text:p>49.6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707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707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707</text:p>
          </table:table-cell>
          <table:table-cell office:value-type="string" calcext:value-type="string">
            <text:p>201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707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707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4448" calcext:value-type="float">
            <text:p>49.3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707</text:p>
          </table:table-cell>
          <table:table-cell office:value-type="string" calcext:value-type="string">
            <text:p>201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0632" calcext:value-type="float">
            <text:p>48.4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707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6104" calcext:value-type="float">
            <text:p>48.0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707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932" calcext:value-type="float">
            <text:p>47.8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707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9072" calcext:value-type="float">
            <text:p>47.4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707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